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Garamond" fo:font-size="10pt" officeooo:rsid="000b7e95" officeooo:paragraph-rsid="000b7e95" style:font-size-asian="10pt" style:font-size-complex="10pt"/>
    </style:style>
    <style:style style:name="P10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Garamond" fo:font-size="10pt" fo:font-weight="bold" officeooo:rsid="000b7e95" officeooo:paragraph-rsid="000b7e95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officeooo:rsid="000b7e95" officeooo:paragraph-rsid="000b7e9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officeooo:rsid="000b7e95" officeooo:paragraph-rsid="000b7e95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Table_20_Contents">
      <style:text-properties style:font-name="Garamond" fo:font-size="12pt" officeooo:rsid="000ca5ae" officeooo:paragraph-rsid="000ca5ae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31">UTut</text:p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31">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1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0">Tester's Name:</text:p>
            <text:p text:style-name="P13">Deanne Faye C. Caingat</text:p>
            <text:p text:style-name="P10"/>
          </table:table-cell>
          <table:table-cell table:style-name="Table2.B1" office:value-type="string">
            <text:p text:style-name="P12">Year Level</text:p>
          </table:table-cell>
          <table:table-cell table:style-name="Table2.C1" table:number-rows-spanned="2" office:value-type="string">
            <text:p text:style-name="P12">Gender</text:p>
            <text:p text:style-name="P14">Fe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9">4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>Cookie overflow</text:p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24">Y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>Error handling</text:p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8">System Usability Scale Standard Version</text:p>
          </table:table-cell>
          <table:table-cell table:style-name="Table4.B1" table:number-columns-spanned="5" office:value-type="string">
            <text:p text:style-name="P27"><text:s/>Strongly <text:s text:c="66"/>Strongly</text:p>
            <text:p text:style-name="P27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26">/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26">/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>/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26">/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6559875172734777795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28:34.975526768</dc:date>
    <meta:print-date>2006-07-28T14:33:00Z</meta:print-date>
    <meta:editing-cycles>32</meta:editing-cycles>
    <meta:editing-duration>PT2H16M</meta:editing-duration>
    <meta:document-statistic meta:table-count="4" meta:image-count="0" meta:object-count="0" meta:page-count="2" meta:paragraph-count="86" meta:word-count="463" meta:character-count="2765" meta:non-whitespace-character-count="2232"/>
    <meta:template xlink:type="simple" xlink:actuate="onRequest" xlink:title="" xlink:href="Normal"/>
  </office:meta>
</office:document-meta>
</file>